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2BB353AC0418F9FF.png" manifest:media-type="image/png"/>
  <manifest:file-entry manifest:full-path="Pictures/100002010000010000000100E2E208048C57221D.png" manifest:media-type="image/png"/>
  <manifest:file-entry manifest:full-path="Pictures/100002010000010000000100689BFD8BB44CA981.png" manifest:media-type="image/png"/>
  <manifest:file-entry manifest:full-path="Pictures/10000201000004000000040012E7ECE97E92A21E.png" manifest:media-type="image/png"/>
  <manifest:file-entry manifest:full-path="Pictures/100002010000010000000100C8140DF3F3EE587F.png" manifest:media-type="image/png"/>
  <manifest:file-entry manifest:full-path="Pictures/100002010000040000000400FF6DD0D8F471D1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1.61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7cm" fo:min-width="4.09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2.11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3.3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3.3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3cm" fo:min-width="3.3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3.3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7cm" fo:min-width="3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3.3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3.3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3.3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cm" svg:height="3.8cm" svg:x="3.9cm" svg:y="4.599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4.7cm" svg:y="7.536cm">
          <draw:text-box>
            <text:p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frame draw:style-name="gr1" draw:text-style-name="P1" draw:layer="layout" svg:width="2.414cm" svg:height="2.414cm" svg:x="13.986cm" svg:y="5.3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7.8cm" svg:y1="6.599cm" svg:x2="14.2cm" svg:y2="6.599cm">
          <text:p/>
        </draw:line>
        <draw:frame draw:style-name="gr1" draw:text-style-name="P1" draw:layer="layout" svg:width="0.6cm" svg:height="0.6cm" svg:x="14.9cm" svg:y="4.99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4.337cm" svg:x="12.901cm" svg:y="7.536cm">
          <draw:text-box>
            <text:p><text:span text:style-name="T1"><text:a xlink:href="http://localhost/" xlink:type="simple">http://localhost</text:a></text:span><text:span text:style-name="T1"><text:line-break/></text:span><text:span text:style-name="T1">p</text:span><text:span text:style-name="T1">r</text:span><text:span text:style-name="T1">o</text:span><text:span text:style-name="T1">x</text:span><text:span text:style-name="T1">y</text:span><text:span text:style-name="T1"> </text:span><text:span text:style-name="T1">r</text:span><text:span text:style-name="T1">e</text:span><text:span text:style-name="T1">v</text:span><text:span text:style-name="T1">e</text:span><text:span text:style-name="T1">r</text:span><text:span text:style-name="T1">s</text:span><text:span text:style-name="T1">e</text:span></text:p>
          </draw:text-box>
        </draw:frame>
        <draw:line draw:style-name="gr5" draw:text-style-name="P3" draw:layer="layout" svg:x1="16.2cm" svg:y1="6.598cm" svg:x2="19.4cm" svg:y2="6.598cm">
          <text:p/>
        </draw:line>
        <draw:line draw:style-name="gr5" draw:text-style-name="P3" draw:layer="layout" svg:x1="15.18cm" svg:y1="2.298cm" svg:x2="19.4cm" svg:y2="2.298cm">
          <text:p/>
        </draw:line>
        <draw:line draw:style-name="gr5" draw:text-style-name="P3" draw:layer="layout" svg:x1="19.4cm" svg:y1="2.298cm" svg:x2="19.4cm" svg:y2="6.598cm">
          <text:p/>
        </draw:line>
        <draw:line draw:style-name="gr3" draw:text-style-name="P3" draw:layer="layout" svg:x1="15.198cm" svg:y1="2.298cm" svg:x2="15.18cm" svg:y2="4.795cm">
          <text:p/>
        </draw:line>
        <draw:frame draw:style-name="gr6" draw:text-style-name="P2" draw:layer="layout" svg:width="2.614cm" svg:height="3.628cm" svg:x="19.401cm" svg:y="3.836cm">
          <draw:text-box>
            <text:p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8cm" svg:height="3.8cm" svg:x="3.9cm" svg:y="4.599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4.7cm" svg:y="7.536cm">
          <draw:text-box>
            <text:p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frame draw:style-name="gr1" draw:text-style-name="P1" draw:layer="layout" svg:width="2.414cm" svg:height="2.414cm" svg:x="13.986cm" svg:y="5.3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7.8cm" svg:y1="6.599cm" svg:x2="14.2cm" svg:y2="6.599cm">
          <text:p/>
        </draw:line>
        <draw:frame draw:style-name="gr1" draw:text-style-name="P1" draw:layer="layout" svg:width="0.6cm" svg:height="0.6cm" svg:x="14.9cm" svg:y="4.99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4.337cm" svg:x="12.901cm" svg:y="7.536cm">
          <draw:text-box>
            <text:p><text:span text:style-name="T1"><text:a xlink:href="http://localhost/" xlink:type="simple">http://localhost</text:a></text:span><text:span text:style-name="T1"><text:line-break/></text:span><text:span text:style-name="T1">p</text:span><text:span text:style-name="T1">r</text:span><text:span text:style-name="T1">o</text:span><text:span text:style-name="T1">x</text:span><text:span text:style-name="T1">y</text:span><text:span text:style-name="T1"> </text:span><text:span text:style-name="T1">r</text:span><text:span text:style-name="T1">e</text:span><text:span text:style-name="T1">v</text:span><text:span text:style-name="T1">e</text:span><text:span text:style-name="T1">r</text:span><text:span text:style-name="T1">s</text:span><text:span text:style-name="T1">e</text:span></text:p>
          </draw:text-box>
        </draw:frame>
        <draw:line draw:style-name="gr5" draw:text-style-name="P3" draw:layer="layout" svg:x1="16.2cm" svg:y1="6.598cm" svg:x2="19.4cm" svg:y2="6.598cm">
          <text:p/>
        </draw:line>
        <draw:line draw:style-name="gr5" draw:text-style-name="P3" draw:layer="layout" svg:x1="15.18cm" svg:y1="2.298cm" svg:x2="19.4cm" svg:y2="2.298cm">
          <text:p/>
        </draw:line>
        <draw:line draw:style-name="gr5" draw:text-style-name="P3" draw:layer="layout" svg:x1="19.4cm" svg:y1="2.298cm" svg:x2="19.4cm" svg:y2="6.598cm">
          <text:p/>
        </draw:line>
        <draw:line draw:style-name="gr3" draw:text-style-name="P3" draw:layer="layout" svg:x1="15.198cm" svg:y1="2.298cm" svg:x2="15.18cm" svg:y2="4.795cm">
          <text:p/>
        </draw:line>
        <draw:frame draw:style-name="gr6" draw:text-style-name="P2" draw:layer="layout" svg:width="2.614cm" svg:height="3.628cm" svg:x="19.401cm" svg:y="3.836cm">
          <draw:text-box>
            <text:p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1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0.961cm" svg:height="0.961cm" svg:x="15.19cm" svg:y="6.24cm">
          <draw:image xlink:href="Pictures/100002010000010000000100C8140DF3F3EE587F.png" xlink:type="simple" xlink:show="embed" xlink:actuate="onLoad" loext:mime-type="image/png">
            <text:p/>
          </draw:image>
        </draw:frame>
        <draw:frame draw:style-name="gr1" draw:text-style-name="P1" draw:layer="layout" svg:width="2.414cm" svg:height="2.414cm" svg:x="7.886cm" svg:y="6.9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4cm" svg:y1="8.198cm" svg:x2="7.8cm" svg:y2="8.2cm">
          <text:p/>
        </draw:line>
        <draw:frame draw:style-name="gr1" draw:text-style-name="P1" draw:layer="layout" svg:width="0.998cm" svg:height="0.998cm" svg:x="8.6cm" svg:y="6.2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8" draw:text-style-name="P2" draw:layer="layout" svg:width="7.392cm" svg:height="1.673cm" svg:x="5.3cm" svg:y="9.136cm">
          <draw:text-box>
            <text:p><text:span text:style-name="T1"><text:a xlink:href="http://nginx-laravel:8083/" xlink:type="simple">http://nginx-laravel:8083</text:a></text:span><text:span text:style-name="T1"><text:line-break/></text:span><text:span text:style-name="T1"> <text:s text:c="9"/>Web </text:span><text:span text:style-name="T1">Server</text:span></text:p>
          </draw:text-box>
        </draw:frame>
        <draw:line draw:style-name="gr3" draw:text-style-name="P3" draw:layer="layout" svg:x1="10.2cm" svg:y1="8.198cm" svg:x2="14.4cm" svg:y2="8.2cm">
          <text:p/>
        </draw:line>
        <draw:frame draw:style-name="gr1" draw:text-style-name="P1" draw:layer="layout" svg:width="2.414cm" svg:height="2.414cm" svg:x="14.487cm" svg:y="6.9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9" draw:text-style-name="P2" draw:layer="layout" svg:width="5.998cm" svg:height="1.69cm" svg:x="12.802cm" svg:y="9.11cm">
          <draw:text-box>
            <text:p><text:span text:style-name="T1"><text:a xlink:href="http://laravel1:9000/" xlink:type="simple">http://laravel1:9000</text:a></text:span></text:p>
            <text:p text:style-name="P5"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H</text:span><text:span text:style-name="T1">P</text:span><text:span text:style-name="T1"> </text:span><text:span text:style-name="T1">–</text:span><text:span text:style-name="T1"> </text:span><text:span text:style-name="T1">L</text:span><text:span text:style-name="T1">a</text:span><text:span text:style-name="T1">r</text:span><text:span text:style-name="T1">a</text:span><text:span text:style-name="T1">v</text:span><text:span text:style-name="T1">e</text:span><text:span text:style-name="T1">l</text:span></text:p>
          </draw:text-box>
        </draw:frame>
        <draw:frame draw:style-name="gr1" draw:text-style-name="P1" draw:layer="layout" svg:width="2.414cm" svg:height="2.414cm" svg:x="1.586cm" svg:y="6.9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0" draw:text-style-name="P2" draw:layer="layout" svg:width="4.591cm" svg:height="1.863cm" svg:x="0.501cm" svg:y="9.137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frame draw:style-name="gr1" draw:text-style-name="P1" draw:layer="layout" svg:width="0.998cm" svg:height="0.998cm" svg:x="2.2cm" svg:y="6.2cm">
          <draw:image xlink:href="Pictures/100002010000010000000100689BFD8BB44CA98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.893cm" svg:height="1.893cm" svg:x="0.2cm" svg:y="3.658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11" draw:text-style-name="P2" draw:layer="layout" svg:width="2.458cm" svg:height="1.205cm" svg:x="2.742cm" svg:y="5.122cm">
          <draw:text-box>
            <text:p><text:span text:style-name="T2"><text:a xlink:href="http://localhost/" xlink:type="simple">http://localhost</text:a></text:span><text:span text:style-name="T2"><text:line-break/></text:span><text:span text:style-name="T2">p</text:span><text:span text:style-name="T2">r</text:span><text:span text:style-name="T2">o</text:span><text:span text:style-name="T2">x</text:span><text:span text:style-name="T2">y</text:span><text:span text:style-name="T2">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/text:p>
          </draw:text-box>
        </draw:frame>
        <draw:frame draw:style-name="gr1" draw:text-style-name="P1" draw:layer="layout" svg:width="1.203cm" svg:height="1.203cm" svg:x="3.282cm" svg:y="4.049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2.093cm" svg:y1="4.654cm" svg:x2="3.289cm" svg:y2="4.654cm">
          <text:p/>
        </draw:line>
        <draw:frame draw:style-name="gr1" draw:text-style-name="P1" draw:layer="layout" svg:width="0.299cm" svg:height="0.299cm" svg:x="3.738cm" svg:y="3.857cm">
          <draw:image xlink:href="Pictures/100002010000010000000100689BFD8BB44CA981.png" xlink:type="simple" xlink:show="embed" xlink:actuate="onLoad" loext:mime-type="image/png">
            <text:p/>
          </draw:image>
        </draw:frame>
        <draw:line draw:style-name="gr3" draw:text-style-name="P3" draw:layer="layout" svg:x1="4.635cm" svg:y1="4.654cm" svg:x2="6.927cm" svg:y2="4.654cm">
          <text:p/>
        </draw:line>
        <draw:line draw:style-name="gr5" draw:text-style-name="P3" draw:layer="layout" svg:x1="5.482cm" svg:y1="2.213cm" svg:x2="5.482cm" svg:y2="7.146cm">
          <text:p/>
        </draw:line>
        <draw:line draw:style-name="gr3" draw:text-style-name="P3" draw:layer="layout" svg:x1="5.482cm" svg:y1="2.213cm" svg:x2="6.877cm" svg:y2="2.213cm">
          <text:p/>
        </draw:line>
        <draw:line draw:style-name="gr3" draw:text-style-name="P3" draw:layer="layout" svg:x1="5.482cm" svg:y1="7.146cm" svg:x2="6.877cm" svg:y2="7.146cm">
          <text:p/>
        </draw:line>
        <draw:frame draw:style-name="gr1" draw:text-style-name="P1" draw:layer="layout" svg:width="1.203cm" svg:height="1.203cm" svg:x="7.02cm" svg:y="4.0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2" draw:text-style-name="P2" draw:layer="layout" svg:width="3.786cm" svg:height="4.337cm" svg:x="6.479cm" svg:y="9.022cm">
          <draw:text-box>
            <text:p><text:span text:style-name="T1"><text:a xlink:href="http://server2:8082/" xlink:type="simple">http://server2:8082</text:a></text:span><text:span text:style-name="T1"><text:line-break/></text:span><text:span text:style-name="T1">C</text:span><text:span text:style-name="T1">S</text:span><text:span text:style-name="T1">S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/draw:text-box>
        </draw:frame>
        <draw:frame draw:style-name="gr1" draw:text-style-name="P1" draw:layer="layout" svg:width="1.203cm" svg:height="1.203cm" svg:x="6.971cm" svg:y="6.492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0.299cm" svg:height="0.299cm" svg:x="7.426cm" svg:y="6.3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13" draw:text-style-name="P2" draw:layer="layout" svg:width="3.736cm" svg:height="5.756cm" svg:x="12.73cm" svg:y="7.564cm">
          <draw:text-box>
            <text:p><text:span text:style-name="T1"><text:a xlink:href="http://games1:9001/" xlink:type="simple">http://games1:9001</text:a></text:span><text:span text:style-name="T1"><text:line-break/></text:span><text:span text:style-name="T1">J</text:span><text:span text:style-name="T1">a</text:span><text:span text:style-name="T1">v</text:span><text:span text:style-name="T1">a</text:span><text:span text:style-name="T1"> </text:span><text:span text:style-name="T1">–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g</text:span><text:span text:style-name="T1"> </text:span><text:span text:style-name="T1">B</text:span><text:span text:style-name="T1">o</text:span><text:span text:style-name="T1">o</text:span><text:span text:style-name="T1">t</text:span></text:p>
          </draw:text-box>
        </draw:frame>
        <draw:frame draw:style-name="gr1" draw:text-style-name="P1" draw:layer="layout" svg:width="1.203cm" svg:height="1.203cm" svg:x="6.921cm" svg:y="1.509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2" draw:text-style-name="P2" draw:layer="layout" svg:width="3.786cm" svg:height="4.337cm" svg:x="13.079cm" svg:y="2.482cm">
          <draw:text-box>
            <text:p><text:span text:style-name="T1"><text:a xlink:href="http://server1:8081/" xlink:type="simple">http://server1:8081</text:a></text:span><text:span text:style-name="T1"><text:line-break/></text:span><text:span text:style-name="T1">H</text:span><text:span text:style-name="T1">T</text:span><text:span text:style-name="T1">M</text:span><text:span text:style-name="T1">L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/draw:text-box>
        </draw:frame>
        <draw:frame draw:style-name="gr1" draw:text-style-name="P1" draw:layer="layout" svg:width="0.526cm" svg:height="0.526cm" svg:x="7.375cm" svg:y="3.658cm">
          <draw:image xlink:href="Pictures/100002010000010000000100E2E208048C57221D.png" xlink:type="simple" xlink:show="embed" xlink:actuate="onLoad" loext:mime-type="image/png">
            <text:p/>
          </draw:image>
        </draw:frame>
        <draw:frame draw:style-name="gr1" draw:text-style-name="P1" draw:layer="layout" svg:width="0.448cm" svg:height="0.448cm" svg:x="7.276cm" svg:y="1.135cm">
          <draw:image xlink:href="Pictures/1000020100000100000001002BB353AC0418F9FF.png" xlink:type="simple" xlink:show="embed" xlink:actuate="onLoad" loext:mime-type="image/png">
            <text:p/>
          </draw:image>
        </draw:frame>
        <draw:frame draw:style-name="gr14" draw:text-style-name="P2" draw:layer="layout" svg:width="1.4cm" svg:height="0.675cm" svg:x="0.6cm" svg:y="5.123cm">
          <draw:text-box>
            <text:p><text:span text:style-name="T2">C</text:span><text:span text:style-name="T2">l</text:span><text:span text:style-name="T2">i</text:span><text:span text:style-name="T2">e</text:span><text:span text:style-name="T2">n</text:span><text:span text:style-name="T2">t</text:span></text:p>
          </draw:text-box>
        </draw:frame>
        <draw:frame draw:style-name="gr15" draw:text-style-name="P2" draw:layer="layout" svg:width="2.958cm" svg:height="0.887cm" svg:x="6.242cm" svg:y="5.123cm">
          <draw:text-box>
            <text:p><text:span text:style-name="T2"><text:a xlink:href="http://server2:8082/" xlink:type="simple">http://server2:8082</text:a></text:span><text:span text:style-name="T2"><text:line-break/>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C</text:span><text:span text:style-name="T2">S</text:span><text:span text:style-name="T2">S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</draw:text-box>
        </draw:frame>
        <draw:frame draw:style-name="gr15" draw:text-style-name="P2" draw:layer="layout" svg:width="2.958cm" svg:height="0.887cm" svg:x="6.242cm" svg:y="2.524cm">
          <draw:text-box>
            <text:p><text:span text:style-name="T2"><text:a xlink:href="http://server1:8081/" xlink:type="simple">http://server1:8081</text:a></text:span><text:span text:style-name="T2"><text:line-break/></text:span><text:span text:style-name="T2"> </text:span><text:span text:style-name="T2"><text:s/></text:span><text:span text:style-name="T2"><text:s/></text:span><text:span text:style-name="T2">H</text:span><text:span text:style-name="T2">T</text:span><text:span text:style-name="T2">M</text:span><text:span text:style-name="T2">L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41cm" svg:height="7.575cm" svg:x="3.379cm" svg:y="2.485cm"/>
      <draw:page-thumbnail draw:layer="backgroundobjects" svg:width="4.241cm" svg:height="7.575cm" svg:x="3.379cm" svg:y="11.061cm"/>
      <draw:page-thumbnail draw:layer="backgroundobjects" svg:width="4.241cm" svg:height="7.575cm" svg:x="3.379cm" svg:y="19.637cm"/>
      <draw:page-thumbnail draw:layer="backgroundobjects" svg:width="4.241cm" svg:height="7.575cm" svg:x="13.379cm" svg:y="2.485cm"/>
      <draw:page-thumbnail draw:layer="backgroundobjects" svg:width="4.241cm" svg:height="7.575cm" svg:x="13.379cm" svg:y="11.061cm"/>
      <draw:page-thumbnail draw:layer="backgroundobjects" svg:width="4.241cm" svg:height="7.575cm" svg:x="13.379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9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9T14:37:48.733437325</meta:creation-date>
    <meta:editing-duration>PT8M25S</meta:editing-duration>
    <meta:editing-cycles>3</meta:editing-cycles>
    <meta:generator>LibreOffice/6.4.7.2$Linux_X86_64 LibreOffice_project/40$Build-2</meta:generator>
    <dc:date>2025-06-09T15:59:22.344325588</dc:date>
    <meta:document-statistic meta:object-count="83"/>
  </office:meta>
</office:document-meta>
</file>